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ack1" svg:font-family="Hack"/>
    <style:font-face style:name="Noto Sans Devanagari1" svg:font-family="'Noto Sans Devanagari'" style:font-family-generic="swiss"/>
    <style:font-face style:name="Hack" svg:font-family="Hack"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313cm"/>
    </style:style>
    <style:style style:name="Table1.B" style:family="table-column">
      <style:table-column-properties style:column-width="13.2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2.09cm"/>
    </style:style>
    <style:style style:name="Table2.B" style:family="table-column">
      <style:table-column-properties style:column-width="1.217cm"/>
    </style:style>
    <style:style style:name="Table2.C" style:family="table-column">
      <style:table-column-properties style:column-width="14.28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1.191cm"/>
    </style:style>
    <style:style style:name="Table3.B" style:family="table-column">
      <style:table-column-properties style:column-width="16.4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1.005cm"/>
    </style:style>
    <style:style style:name="Table4.B" style:family="table-column">
      <style:table-column-properties style:column-width="16.589cm"/>
    </style:style>
    <style:style style:name="Table4.A1" style:family="table-cell">
      <style:table-cell-properties fo:padding="0cm" fo:border="none"/>
    </style:style>
    <style:style style:name="Table5" style:family="table">
      <style:table-properties style:width="17.595cm" fo:margin-left="0cm" table:align="left"/>
    </style:style>
    <style:style style:name="Table5.A" style:family="table-column">
      <style:table-column-properties style:column-width="2.196cm"/>
    </style:style>
    <style:style style:name="Table5.B" style:family="table-column">
      <style:table-column-properties style:column-width="1.296cm"/>
    </style:style>
    <style:style style:name="Table5.C" style:family="table-column">
      <style:table-column-properties style:column-width="2.302cm"/>
    </style:style>
    <style:style style:name="Table5.E" style:family="table-column">
      <style:table-column-properties style:column-width="9.49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ff6d6d" fo:padding="0.097cm" fo:border-left="0.05pt solid #000000" fo:border-right="none" fo:border-top="none" fo:border-bottom="0.05pt solid #000000">
        <style:background-image/>
      </style:table-cell-properties>
    </style:style>
    <style:style style:name="Table5.E2" style:family="table-cell">
      <style:table-cell-properties fo:background-color="#ff6d6d" fo:padding="0.097cm" fo:border-left="0.05pt solid #000000" fo:border-right="0.05pt solid #000000" fo:border-top="none" fo:border-bottom="0.05pt solid #000000">
        <style:background-image/>
      </style:table-cell-properties>
    </style:style>
    <style:style style:name="Table5.A3" style:family="table-cell">
      <style:table-cell-properties fo:background-color="#ffde59" fo:padding="0.097cm" fo:border-left="0.05pt solid #000000" fo:border-right="none" fo:border-top="none" fo:border-bottom="0.05pt solid #000000">
        <style:background-image/>
      </style:table-cell-properties>
    </style:style>
    <style:style style:name="Table5.E3" style:family="table-cell">
      <style:table-cell-properties fo:background-color="#ffde59" fo:padding="0.097cm" fo:border-left="0.05pt solid #000000" fo:border-right="0.05pt solid #000000" fo:border-top="none" fo:border-bottom="0.05pt solid #000000">
        <style:background-image/>
      </style:table-cell-properties>
    </style:style>
    <style:style style:name="Table5.A8" style:family="table-cell">
      <style:table-cell-properties fo:background-color="#5983b0" fo:padding="0.097cm" fo:border-left="0.05pt solid #000000" fo:border-right="none" fo:border-top="none" fo:border-bottom="0.05pt solid #000000">
        <style:background-image/>
      </style:table-cell-properties>
    </style:style>
    <style:style style:name="Table5.E8" style:family="table-cell">
      <style:table-cell-properties fo:background-color="#5983b0" fo:padding="0.097cm" fo:border-left="0.05pt solid #000000" fo:border-right="0.05pt solid #000000" fo:border-top="none" fo:border-bottom="0.05pt solid #000000">
        <style:background-image/>
      </style:table-cell-properties>
    </style:style>
    <style:style style:name="Table5.A9" style:family="table-cell">
      <style:table-cell-properties fo:background-color="#bf819e" fo:padding="0.097cm" fo:border-left="0.05pt solid #000000" fo:border-right="none" fo:border-top="none" fo:border-bottom="0.05pt solid #000000">
        <style:background-image/>
      </style:table-cell-properties>
    </style:style>
    <style:style style:name="Table5.E9" style:family="table-cell">
      <style:table-cell-properties fo:background-color="#bf819e" fo:padding="0.097cm" fo:border-left="0.05pt solid #000000" fo:border-right="0.05pt solid #000000" fo:border-top="none" fo:border-bottom="0.05pt solid #000000">
        <style:background-image/>
      </style:table-cell-properties>
    </style:style>
    <style:style style:name="Table5.A14" style:family="table-cell">
      <style:table-cell-properties fo:background-color="#b47804" fo:padding="0.097cm" fo:border-left="0.05pt solid #000000" fo:border-right="none" fo:border-top="none" fo:border-bottom="0.05pt solid #000000">
        <style:background-image/>
      </style:table-cell-properties>
    </style:style>
    <style:style style:name="Table5.E14" style:family="table-cell">
      <style:table-cell-properties fo:background-color="#b47804" fo:padding="0.097cm" fo:border-left="0.05pt solid #000000" fo:border-right="0.05pt solid #000000" fo:border-top="none" fo:border-bottom="0.05pt solid #000000">
        <style:background-image/>
      </style:table-cell-properties>
    </style:style>
    <style:style style:name="Table5.A15" style:family="table-cell">
      <style:table-cell-properties fo:background-color="#ff860d" fo:padding="0.097cm" fo:border-left="0.05pt solid #000000" fo:border-right="none" fo:border-top="none" fo:border-bottom="0.05pt solid #000000">
        <style:background-image/>
      </style:table-cell-properties>
    </style:style>
    <style:style style:name="Table5.E15" style:family="table-cell">
      <style:table-cell-properties fo:background-color="#ff860d" fo:padding="0.097cm" fo:border-left="0.05pt solid #000000" fo:border-right="0.05pt solid #000000" fo:border-top="none" fo:border-bottom="0.05pt solid #000000">
        <style:background-image/>
      </style:table-cell-properties>
    </style:style>
    <style:style style:name="Table5.A20" style:family="table-cell">
      <style:table-cell-properties fo:background-color="#77bc65" fo:padding="0.097cm" fo:border-left="0.05pt solid #000000" fo:border-right="none" fo:border-top="none" fo:border-bottom="0.05pt solid #000000">
        <style:background-image/>
      </style:table-cell-properties>
    </style:style>
    <style:style style:name="Table5.E20" style:family="table-cell">
      <style:table-cell-properties fo:background-color="#77bc65" fo:padding="0.097cm" fo:border-left="0.05pt solid #000000" fo:border-right="0.05pt solid #000000" fo:border-top="none" fo:border-bottom="0.05pt solid #000000">
        <style:background-image/>
      </style:table-cell-properties>
    </style:style>
    <style:style style:name="Table5.A21" style:family="table-cell">
      <style:table-cell-properties fo:background-color="#e8f2a1" fo:padding="0.097cm" fo:border-left="0.05pt solid #000000" fo:border-right="none" fo:border-top="none" fo:border-bottom="0.05pt solid #000000">
        <style:background-image/>
      </style:table-cell-properties>
    </style:style>
    <style:style style:name="Table5.E21" style:family="table-cell">
      <style:table-cell-properties fo:background-color="#e8f2a1"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8120a"/>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Hack"/>
    </style:style>
    <style:style style:name="P4" style:family="paragraph" style:parent-style-name="Standard">
      <style:paragraph-properties fo:text-align="center" style:justify-single-word="false"/>
      <style:text-properties style:font-name="Hack" officeooo:paragraph-rsid="0016336c"/>
    </style:style>
    <style:style style:name="P5" style:family="paragraph" style:parent-style-name="Standard">
      <style:paragraph-properties fo:text-align="center" style:justify-single-word="false"/>
      <style:text-properties style:font-name="Hack" fo:font-size="10pt" officeooo:rsid="00384b2a" style:font-size-asian="10pt" style:font-size-complex="10pt"/>
    </style:style>
    <style:style style:name="P6" style:family="paragraph" style:parent-style-name="Standard">
      <style:paragraph-properties fo:text-align="center" style:justify-single-word="false"/>
      <style:text-properties style:font-name="Hack" fo:font-size="10pt" officeooo:rsid="00384b2a" officeooo:paragraph-rsid="00384b2a" style:font-size-asian="10pt" style:font-size-complex="10pt"/>
    </style:style>
    <style:style style:name="P7" style:family="paragraph" style:parent-style-name="Standard">
      <style:paragraph-properties fo:text-align="center" style:justify-single-word="false"/>
      <style:text-properties style:font-name="Hack" fo:font-size="10pt" style:font-size-asian="10pt" style:font-size-complex="10pt"/>
    </style:style>
    <style:style style:name="P8" style:family="paragraph" style:parent-style-name="Standard">
      <style:text-properties officeooo:paragraph-rsid="001a6f75"/>
    </style:style>
    <style:style style:name="P9" style:family="paragraph" style:parent-style-name="Standard">
      <style:text-properties officeooo:rsid="001a6f75" officeooo:paragraph-rsid="001a6f75"/>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10pt" officeooo:rsid="00384b2a" officeooo:paragraph-rsid="00384b2a" style:font-size-asian="10pt" style:font-size-complex="10pt"/>
    </style:style>
    <style:style style:name="P13" style:family="paragraph" style:parent-style-name="Standard">
      <style:text-properties fo:font-size="10pt" officeooo:rsid="001d7b0a" officeooo:paragraph-rsid="00384b2a" style:font-size-asian="10pt" style:font-size-complex="10pt"/>
    </style:style>
    <style:style style:name="P14" style:family="paragraph" style:parent-style-name="Standard">
      <style:text-properties fo:font-size="10pt" officeooo:rsid="00392558" officeooo:paragraph-rsid="00392558" style:font-size-asian="10pt" style:font-size-complex="10pt"/>
    </style:style>
    <style:style style:name="P15" style:family="paragraph" style:parent-style-name="Standard">
      <style:text-properties officeooo:rsid="0025688d" officeooo:paragraph-rsid="0025688d"/>
    </style:style>
    <style:style style:name="P16" style:family="paragraph" style:parent-style-name="Text_20_body" style:master-page-name="">
      <loext:graphic-properties draw:fill="none"/>
      <style:paragraph-properties fo:margin-left="0cm" fo:margin-right="0cm" fo:margin-top="0cm" fo:margin-bottom="0.247cm" loext:contextual-spacing="false" fo:line-height="100%" fo:text-indent="0.7cm" style:auto-text-indent="false" style:page-number="auto" fo:background-color="transparent"/>
    </style:style>
    <style:style style:name="P17" style:family="paragraph" style:parent-style-name="Text_20_body">
      <loext:graphic-properties draw:fill="none"/>
      <style:paragraph-properties fo:margin-left="0cm" fo:margin-right="0cm" fo:margin-top="0cm" fo:margin-bottom="0.247cm" loext:contextual-spacing="false" fo:line-height="100%" fo:text-indent="0.7cm" style:auto-text-indent="false" fo:background-color="transparent"/>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00%" fo:text-indent="0.801cm" style:auto-text-indent="false" style:page-number="auto" fo:background-color="transparent"/>
    </style:style>
    <style:style style:name="P19" style:family="paragraph" style:parent-style-name="Text_20_body" style:master-page-name="">
      <loext:graphic-properties draw:fill="none"/>
      <style:paragraph-properties fo:margin-left="0cm" fo:margin-right="0cm" fo:margin-top="0cm" fo:margin-bottom="0.247cm" loext:contextual-spacing="false" fo:line-height="100%" fo:text-indent="0.801cm" style:auto-text-indent="false" style:page-number="auto" fo:background-color="transparent"/>
      <style:text-properties officeooo:paragraph-rsid="001b6df7"/>
    </style:style>
    <style:style style:name="P20" style:family="paragraph" style:parent-style-name="Text_20_body" style:master-page-name="">
      <loext:graphic-properties draw:fill="none" draw:fill-color="#729fcf"/>
      <style:paragraph-properties fo:margin-left="0cm" fo:margin-right="0cm" fo:margin-top="0cm" fo:margin-bottom="0.247cm" loext:contextual-spacing="false" fo:line-height="100%" fo:text-indent="0.801cm" style:auto-text-indent="false" style:page-number="auto" fo:background-color="transparent"/>
      <style:text-properties officeooo:rsid="00228064" officeooo:paragraph-rsid="00228064"/>
    </style:style>
    <style:style style:name="P21" style:family="paragraph" style:parent-style-name="Text_20_body" style:master-page-name="">
      <loext:graphic-properties draw:fill="none" draw:fill-color="#729fcf"/>
      <style:paragraph-properties fo:margin-left="0cm" fo:margin-right="0cm" fo:margin-top="0cm" fo:margin-bottom="0.247cm" loext:contextual-spacing="false" fo:line-height="100%" fo:text-indent="0.801cm" style:auto-text-indent="false" style:page-number="auto" fo:background-color="transparent">
        <style:tab-stops>
          <style:tab-stop style:position="0.132cm"/>
        </style:tab-stops>
      </style:paragraph-properties>
      <style:text-properties officeooo:rsid="0023f1ab" officeooo:paragraph-rsid="0023f1ab"/>
    </style:style>
    <style:style style:name="P22"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style>
    <style:style style:name="P23"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text-properties officeooo:paragraph-rsid="002c960f"/>
    </style:style>
    <style:style style:name="P24"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text-properties officeooo:paragraph-rsid="003d3c29"/>
    </style:style>
    <style:style style:name="P25"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text-properties officeooo:rsid="0020b4c8" officeooo:paragraph-rsid="0020b4c8"/>
    </style:style>
    <style:style style:name="P2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1b6df7"/>
    </style:style>
    <style:style style:name="P27" style:family="paragraph" style:parent-style-name="Text_20_body">
      <style:paragraph-properties fo:margin-left="0cm" fo:margin-right="0cm" fo:text-indent="0cm" style:auto-text-indent="false"/>
      <style:text-properties style:use-window-font-color="true" style:font-name="Linux Biolinum G" officeooo:rsid="0031140f" officeooo:paragraph-rsid="0044a07a" fo:background-color="transparent"/>
    </style:style>
    <style:style style:name="P28" style:family="paragraph" style:parent-style-name="Table_20_Contents">
      <style:text-properties officeooo:rsid="0016336c" officeooo:paragraph-rsid="0016336c"/>
    </style:style>
    <style:style style:name="P29" style:family="paragraph" style:parent-style-name="Table_20_Contents">
      <style:paragraph-properties fo:text-align="center" style:justify-single-word="false"/>
      <style:text-properties style:font-name="Hack" officeooo:rsid="0016336c"/>
    </style:style>
    <style:style style:name="P30" style:family="paragraph" style:parent-style-name="Table_20_Contents">
      <style:paragraph-properties fo:text-align="center" style:justify-single-word="false"/>
      <style:text-properties style:font-name="Hack" officeooo:rsid="0016336c" officeooo:paragraph-rsid="0016336c"/>
    </style:style>
    <style:style style:name="P31" style:family="paragraph" style:parent-style-name="Table_20_Contents">
      <style:paragraph-properties fo:text-align="center" style:justify-single-word="false"/>
      <style:text-properties style:font-name="Hack"/>
    </style:style>
    <style:style style:name="P32" style:family="paragraph" style:parent-style-name="Table_20_Contents">
      <style:paragraph-properties fo:text-align="center" style:justify-single-word="false"/>
      <style:text-properties style:font-name="Hack" officeooo:rsid="0018120a" officeooo:paragraph-rsid="0018120a"/>
    </style:style>
    <style:style style:name="P33" style:family="paragraph" style:parent-style-name="Table_20_Contents">
      <style:paragraph-properties fo:text-align="center" style:justify-single-word="false"/>
      <style:text-properties fo:font-size="10pt" fo:font-weight="bold" officeooo:rsid="0018120a" officeooo:paragraph-rsid="0018120a" style:font-size-asian="10pt" style:font-weight-asian="bold" style:font-size-complex="10pt" style:font-weight-complex="bold"/>
    </style:style>
    <style:style style:name="P34" style:family="paragraph" style:parent-style-name="Text_20_body">
      <style:text-properties officeooo:rsid="0020b4c8" officeooo:paragraph-rsid="0020b4c8"/>
    </style:style>
    <style:style style:name="P35" style:family="paragraph" style:parent-style-name="Text_20_body">
      <style:text-properties officeooo:rsid="00228064" officeooo:paragraph-rsid="00228064"/>
    </style:style>
    <style:style style:name="P36" style:family="paragraph" style:parent-style-name="Text_20_body">
      <style:text-properties officeooo:rsid="0042a75f" officeooo:paragraph-rsid="0042a75f"/>
    </style:style>
    <style:style style:name="P37" style:family="paragraph" style:parent-style-name="Text_20_body">
      <style:text-properties officeooo:paragraph-rsid="0044a07a"/>
    </style:style>
    <style:style style:name="P38" style:family="paragraph" style:parent-style-name="Text_20_body">
      <style:text-properties officeooo:rsid="0044a07a" officeooo:paragraph-rsid="0044a07a"/>
    </style:style>
    <style:style style:name="P39" style:family="paragraph" style:parent-style-name="Text_20_body">
      <style:text-properties officeooo:paragraph-rsid="004788cd"/>
    </style:style>
    <style:style style:name="P40" style:family="paragraph" style:parent-style-name="Text_20_body">
      <style:text-properties officeooo:rsid="0048c3f5" officeooo:paragraph-rsid="0048c3f5"/>
    </style:style>
    <style:style style:name="P41" style:family="paragraph" style:parent-style-name="Text_20_body">
      <style:text-properties officeooo:rsid="004a9ea9" officeooo:paragraph-rsid="004a9ea9"/>
    </style:style>
    <style:style style:name="P42" style:family="paragraph" style:parent-style-name="Text_20_body">
      <style:text-properties officeooo:rsid="004d880d" officeooo:paragraph-rsid="004d880d"/>
    </style:style>
    <style:style style:name="P43" style:family="paragraph" style:parent-style-name="Text_20_body">
      <style:text-properties officeooo:paragraph-rsid="0051efe2"/>
    </style:style>
    <style:style style:name="P44" style:family="paragraph" style:parent-style-name="Quotations">
      <style:paragraph-properties fo:margin-top="0cm" fo:margin-bottom="0.097cm" loext:contextual-spacing="false"/>
      <style:text-properties fo:font-weight="bold" officeooo:paragraph-rsid="00265105" style:font-weight-asian="bold" style:font-weight-complex="bold"/>
    </style:style>
    <style:style style:name="P45" style:family="paragraph" style:parent-style-name="Quotations">
      <style:paragraph-properties fo:margin-top="0cm" fo:margin-bottom="0.097cm" loext:contextual-spacing="false"/>
      <style:text-properties fo:font-weight="bold" officeooo:paragraph-rsid="0051efe2" style:font-weight-asian="bold" style:font-weight-complex="bold"/>
    </style:style>
    <style:style style:name="P46" style:family="paragraph" style:parent-style-name="Code_20_Quote">
      <style:text-properties fo:background-color="#333333"/>
    </style:style>
    <style:style style:name="P47" style:family="paragraph" style:parent-style-name="Quotations">
      <loext:graphic-properties draw:fill="none"/>
      <style:paragraph-properties fo:margin-left="0cm" fo:margin-right="0cm" fo:margin-top="0cm" fo:margin-bottom="0.097cm" loext:contextual-spacing="false" fo:text-align="end" style:justify-single-word="false" fo:text-indent="1.199cm" style:auto-text-indent="false" fo:background-color="transparent"/>
      <style:text-properties fo:font-weight="bold" officeooo:paragraph-rsid="005309bc" style:font-weight-asian="bold" style:font-weight-complex="bold"/>
    </style:style>
    <style:style style:name="P48" style:family="paragraph" style:parent-style-name="Quotations" style:list-style-name="L1">
      <style:paragraph-properties fo:margin-top="0cm" fo:margin-bottom="0.097cm" loext:contextual-spacing="false"/>
      <style:text-properties fo:font-weight="normal" officeooo:rsid="0051efe2" officeooo:paragraph-rsid="0051efe2" style:font-weight-asian="normal" style:font-weight-complex="normal"/>
    </style:style>
    <style:style style:name="P49" style:family="paragraph" style:parent-style-name="Quotations" style:list-style-name="L1">
      <style:paragraph-properties fo:margin-top="0cm" fo:margin-bottom="0.097cm" loext:contextual-spacing="false"/>
      <style:text-properties fo:font-weight="bold" officeooo:rsid="002a283e" officeooo:paragraph-rsid="002a283e" style:font-weight-asian="bold" style:font-weight-complex="bold"/>
    </style:style>
    <style:style style:name="P50" style:family="paragraph" style:parent-style-name="Quotations" style:list-style-name="L1">
      <style:paragraph-properties fo:margin-top="0cm" fo:margin-bottom="0.097cm" loext:contextual-spacing="false"/>
      <style:text-properties fo:color="#000000" style:font-name="Liberation Serif" fo:font-weight="normal" officeooo:rsid="002a283e" officeooo:paragraph-rsid="002a283e" fo:background-color="transparent" style:font-weight-asian="normal" style:font-weight-complex="normal"/>
    </style:style>
    <style:style style:name="P51" style:family="paragraph" style:parent-style-name="Quotations" style:list-style-name="L1">
      <style:paragraph-properties fo:margin-top="0cm" fo:margin-bottom="0.097cm" loext:contextual-spacing="false"/>
      <style:text-properties officeooo:rsid="003468ae" officeooo:paragraph-rsid="003468ae"/>
    </style:style>
    <style:style style:name="P52" style:family="paragraph" style:parent-style-name="Heading_20_1">
      <style:text-properties officeooo:paragraph-rsid="001a6f75"/>
    </style:style>
    <style:style style:name="P53" style:family="paragraph" style:parent-style-name="Heading_20_1">
      <style:text-properties officeooo:rsid="004a9ea9" officeooo:paragraph-rsid="004a9ea9"/>
    </style:style>
    <style:style style:name="P54" style:family="paragraph" style:parent-style-name="Heading_20_1" style:master-page-name="">
      <loext:graphic-properties draw:fill="none"/>
      <style:paragraph-properties fo:margin-left="0cm" fo:margin-right="0cm" fo:margin-top="0.423cm" fo:margin-bottom="0.212cm" loext:contextual-spacing="false" fo:text-indent="1.3cm" style:auto-text-indent="false" style:page-number="auto" fo:background-color="transparent" fo:keep-with-next="always"/>
      <style:text-properties officeooo:paragraph-rsid="001a6f75"/>
    </style:style>
    <style:style style:name="P55" style:family="paragraph" style:parent-style-name="Heading_20_1" style:master-page-name="">
      <loext:graphic-properties draw:fill="none"/>
      <style:paragraph-properties fo:margin-left="0cm" fo:margin-right="0cm" fo:margin-top="0.423cm" fo:margin-bottom="0.212cm" loext:contextual-spacing="false" fo:text-indent="1.3cm" style:auto-text-indent="false" style:page-number="auto" fo:background-color="transparent" fo:keep-with-next="always"/>
      <style:text-properties officeooo:paragraph-rsid="001b6df7"/>
    </style:style>
    <style:style style:name="P56" style:family="paragraph" style:parent-style-name="Heading_20_1" style:master-page-name="">
      <loext:graphic-properties draw:fill="none"/>
      <style:paragraph-properties fo:margin-left="0cm" fo:margin-right="0cm" fo:margin-top="0.423cm" fo:margin-bottom="0.212cm" loext:contextual-spacing="false" fo:text-indent="1.3cm" style:auto-text-indent="false" style:page-number="auto" fo:background-color="transparent" fo:keep-with-next="always"/>
    </style:style>
    <style:style style:name="P57" style:family="paragraph" style:parent-style-name="Heading_20_1" style:master-page-name="">
      <loext:graphic-properties draw:fill="none"/>
      <style:paragraph-properties fo:margin-left="0cm" fo:margin-right="0cm" fo:margin-top="0.423cm" fo:margin-bottom="0.212cm" loext:contextual-spacing="false" fo:text-indent="1.3cm" style:auto-text-indent="false" style:page-number="auto" fo:background-color="transparent" fo:keep-with-next="always">
        <style:tab-stops>
          <style:tab-stop style:position="0.159cm"/>
        </style:tab-stops>
      </style:paragraph-properties>
      <style:text-properties officeooo:rsid="00228064" officeooo:paragraph-rsid="00228064"/>
    </style:style>
    <style:style style:name="P58" style:family="paragraph" style:parent-style-name="Heading_20_1" style:master-page-name="">
      <loext:graphic-properties draw:fill="none"/>
      <style:paragraph-properties fo:margin-left="0cm" fo:margin-right="0cm" fo:margin-top="0.423cm" fo:margin-bottom="0.212cm" loext:contextual-spacing="false" fo:text-indent="1.199cm" style:auto-text-indent="false" style:page-number="auto" fo:background-color="transparent" fo:keep-with-next="always"/>
      <style:text-properties officeooo:rsid="003d3c29" officeooo:paragraph-rsid="003d3c29"/>
    </style:style>
    <style:style style:name="P59" style:family="paragraph" style:parent-style-name="Heading_20_2">
      <style:text-properties officeooo:rsid="00228064" officeooo:paragraph-rsid="00228064"/>
    </style:style>
    <style:style style:name="P60" style:family="paragraph" style:parent-style-name="Heading_20_2">
      <style:text-properties officeooo:rsid="00228064" officeooo:paragraph-rsid="0023f1ab"/>
    </style:style>
    <style:style style:name="P61" style:family="paragraph" style:parent-style-name="Heading_20_2">
      <style:text-properties officeooo:rsid="0048c3f5" officeooo:paragraph-rsid="0048c3f5"/>
    </style:style>
    <style:style style:name="P62" style:family="paragraph" style:parent-style-name="Heading_20_2">
      <style:text-properties officeooo:rsid="004a9ea9" officeooo:paragraph-rsid="004a9ea9"/>
    </style:style>
    <style:style style:name="P63" style:family="paragraph" style:parent-style-name="Heading_20_2">
      <style:text-properties officeooo:rsid="004be4df" officeooo:paragraph-rsid="004be4df"/>
    </style:style>
    <style:style style:name="P64" style:family="paragraph" style:parent-style-name="Heading_20_2">
      <style:text-properties officeooo:rsid="004d880d" officeooo:paragraph-rsid="004d880d"/>
    </style:style>
    <style:style style:name="P65" style:family="paragraph" style:parent-style-name="Heading_20_2" style:master-page-name="">
      <loext:graphic-properties draw:fill="none"/>
      <style:paragraph-properties fo:margin-left="0cm" fo:margin-right="0cm" fo:margin-top="0.353cm" fo:margin-bottom="0.212cm" loext:contextual-spacing="false" fo:text-indent="1.3cm" style:auto-text-indent="false" style:page-number="auto" fo:background-color="transparent" fo:keep-with-next="always"/>
    </style:style>
    <style:style style:name="T1" style:family="text">
      <style:text-properties officeooo:rsid="0016336c"/>
    </style:style>
    <style:style style:name="T2" style:family="text">
      <style:text-properties fo:color="#dddddd" style:font-name="Hack" fo:background-color="#333333" loext:char-shading-value="0"/>
    </style:style>
    <style:style style:name="T3" style:family="text">
      <style:text-properties fo:color="#dddddd" style:font-name="Hack" fo:font-weight="normal" officeooo:rsid="001deb26" fo:background-color="#333333" loext:char-shading-value="0" style:font-weight-asian="normal" style:font-weight-complex="normal"/>
    </style:style>
    <style:style style:name="T4" style:family="text">
      <style:text-properties fo:color="#dddddd" style:font-name="Hack1" officeooo:rsid="00192373" fo:background-color="#333333" loext:char-shading-value="0" style:font-name-asian="Hack1" style:font-name-complex="Hack1"/>
    </style:style>
    <style:style style:name="T5" style:family="text">
      <style:text-properties officeooo:rsid="00189eab"/>
    </style:style>
    <style:style style:name="T6" style:family="text">
      <style:text-properties style:font-name="Hack1" officeooo:rsid="00192373" style:font-name-asian="Hack1" style:font-name-complex="Hack1"/>
    </style:style>
    <style:style style:name="T7" style:family="text">
      <style:text-properties officeooo:rsid="001a6f75"/>
    </style:style>
    <style:style style:name="T8" style:family="text">
      <style:text-properties officeooo:rsid="001b6df7"/>
    </style:style>
    <style:style style:name="T9" style:family="text">
      <style:text-properties officeooo:rsid="001c07f2"/>
    </style:style>
    <style:style style:name="T10" style:family="text">
      <style:text-properties officeooo:rsid="001deb26"/>
    </style:style>
    <style:style style:name="T11" style:family="text">
      <style:text-properties fo:font-weight="normal" style:font-weight-asian="normal" style:font-weight-complex="normal"/>
    </style:style>
    <style:style style:name="T12" style:family="text">
      <style:text-properties fo:font-weight="normal" officeooo:rsid="001deb26" style:font-weight-asian="normal" style:font-weight-complex="normal"/>
    </style:style>
    <style:style style:name="T13" style:family="text">
      <style:text-properties fo:color="#000000" style:font-name="Liberation Serif" fo:font-weight="normal" fo:background-color="transparent" loext:char-shading-value="0" style:font-weight-asian="normal" style:font-weight-complex="normal"/>
    </style:style>
    <style:style style:name="T14" style:family="text">
      <style:text-properties fo:color="#000000" style:font-name="Liberation Serif" fo:font-weight="normal" officeooo:rsid="001deb26" fo:background-color="transparent" loext:char-shading-value="0" style:font-weight-asian="normal" style:font-weight-complex="normal"/>
    </style:style>
    <style:style style:name="T15" style:family="text">
      <style:text-properties fo:color="#000000" style:font-name="Liberation Serif" fo:font-weight="normal" officeooo:rsid="00328c1f" fo:background-color="transparent" loext:char-shading-value="0" style:font-weight-asian="normal" style:font-weight-complex="normal"/>
    </style:style>
    <style:style style:name="T16" style:family="text">
      <style:text-properties fo:color="#000000" style:font-name="Liberation Serif" fo:font-weight="normal" officeooo:rsid="003468ae" fo:background-color="transparent" loext:char-shading-value="0" style:font-weight-asian="normal" style:font-weight-complex="normal"/>
    </style:style>
    <style:style style:name="T17" style:family="text">
      <style:text-properties officeooo:rsid="0020b4c8"/>
    </style:style>
    <style:style style:name="T18" style:family="text">
      <style:text-properties officeooo:rsid="0021051e"/>
    </style:style>
    <style:style style:name="T19" style:family="text">
      <style:text-properties officeooo:rsid="0021a189"/>
    </style:style>
    <style:style style:name="T20" style:family="text">
      <style:text-properties officeooo:rsid="0023f1ab"/>
    </style:style>
    <style:style style:name="T21" style:family="text">
      <style:text-properties officeooo:rsid="0025688d"/>
    </style:style>
    <style:style style:name="T22" style:family="text">
      <style:text-properties officeooo:rsid="002a283e"/>
    </style:style>
    <style:style style:name="T23" style:family="text">
      <style:text-properties officeooo:rsid="002c960f"/>
    </style:style>
    <style:style style:name="T24" style:family="text">
      <style:text-properties officeooo:rsid="002f2da0"/>
    </style:style>
    <style:style style:name="T25" style:family="text">
      <style:text-properties fo:color="#ffffff" style:font-name="Hack" fo:background-color="#333333" loext:char-shading-value="0"/>
    </style:style>
    <style:style style:name="T26" style:family="text">
      <style:text-properties fo:color="#ffffff" style:font-name="Hack" officeooo:rsid="002f2da0" fo:background-color="#333333" loext:char-shading-value="0"/>
    </style:style>
    <style:style style:name="T27" style:family="text">
      <style:text-properties fo:color="#ffffff" style:font-name="Hack" officeooo:rsid="0045dade" fo:background-color="#333333" loext:char-shading-value="0"/>
    </style:style>
    <style:style style:name="T28" style:family="text">
      <style:text-properties fo:color="#ffffff" style:font-name="Hack" fo:font-weight="normal" fo:background-color="#333333" loext:char-shading-value="0" style:font-weight-asian="normal" style:font-weight-complex="normal"/>
    </style:style>
    <style:style style:name="T29" style:family="text">
      <style:text-properties fo:color="#ffffff" style:font-name="Hack" fo:font-weight="normal" officeooo:rsid="00328c1f" fo:background-color="#333333" loext:char-shading-value="0" style:font-weight-asian="normal" style:font-weight-complex="normal"/>
    </style:style>
    <style:style style:name="T30" style:family="text">
      <style:text-properties fo:color="#ffffff" style:font-name="Hack" fo:font-weight="normal" officeooo:rsid="002a283e" fo:background-color="#333333" loext:char-shading-value="0" style:font-weight-asian="normal" style:font-weight-complex="normal"/>
    </style:style>
    <style:style style:name="T31" style:family="text">
      <style:text-properties style:use-window-font-color="true" style:font-name="Linux Biolinum G" fo:background-color="transparent" loext:char-shading-value="0"/>
    </style:style>
    <style:style style:name="T32" style:family="text">
      <style:text-properties style:use-window-font-color="true" style:font-name="Linux Biolinum G" officeooo:rsid="002f2da0" fo:background-color="transparent" loext:char-shading-value="0"/>
    </style:style>
    <style:style style:name="T33" style:family="text">
      <style:text-properties style:use-window-font-color="true" style:font-name="Linux Biolinum G" officeooo:rsid="0031140f" fo:background-color="transparent" loext:char-shading-value="0"/>
    </style:style>
    <style:style style:name="T34" style:family="text">
      <style:text-properties style:use-window-font-color="true" style:font-name="Linux Biolinum G" officeooo:rsid="0045dade" fo:background-color="transparent" loext:char-shading-value="0"/>
    </style:style>
    <style:style style:name="T35" style:family="text">
      <style:text-properties style:use-window-font-color="true" style:font-name="Linux Biolinum G" officeooo:rsid="0044a07a" fo:background-color="transparent" loext:char-shading-value="0"/>
    </style:style>
    <style:style style:name="T36" style:family="text">
      <style:text-properties style:use-window-font-color="true" style:font-name="Linux Biolinum G" officeooo:rsid="004725ce" fo:background-color="transparent" loext:char-shading-value="0"/>
    </style:style>
    <style:style style:name="T37" style:family="text">
      <style:text-properties style:font-name="Linux Biolinum G"/>
    </style:style>
    <style:style style:name="T38" style:family="text">
      <style:text-properties officeooo:rsid="00328c1f"/>
    </style:style>
    <style:style style:name="T39" style:family="text">
      <style:text-properties officeooo:rsid="003d3c29"/>
    </style:style>
    <style:style style:name="T40" style:family="text">
      <style:text-properties officeooo:rsid="0042a75f"/>
    </style:style>
    <style:style style:name="T41" style:family="text">
      <style:text-properties officeooo:rsid="004788cd"/>
    </style:style>
    <style:style style:name="T42" style:family="text">
      <style:text-properties officeooo:rsid="005309bc"/>
    </style:style>
    <style:style style:name="T43" style:family="text">
      <style:text-properties officeooo:rsid="00549d29"/>
    </style:style>
    <style:style style:name="T44" style:family="text">
      <style:text-properties officeooo:rsid="00588fa1"/>
    </style:style>
    <style:style style:name="T45" style:family="text">
      <style:text-properties officeooo:rsid="0059c739"/>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x Vex Assembly Reference</text:p>
      <text:p text:style-name="Subtitle">xasm assembly type 1</text:p>
      <text:p text:style-name="Subtitle">Version 1 - <text:date style:data-style-name="N36" text:date-value="2019-06-17T21:51:28.741885358">17/06/2019</text:date></text:p>
      <text:p text:style-name="Standard"/>
      <text:h text:style-name="P52" text:outline-level="1"><text:tab/>About</text:h>
      <text:p text:style-name="P16">HexVex is <text:span text:style-name="T43">a </text:span>simple and primitive computer architecture. Not a true 16 bit system, yet capable of handling 16 bit numbers in single instructions, depending on needs.</text:p>
      <text:p text:style-name="P17">It is designed to be used with the same 16 <text:span text:style-name="T7">bit address × </text:span>8 bit <text:span text:style-name="T9">data </text:span>ROMs for program memory and decoders.</text:p>
      <text:p text:style-name="P43">It doesn't <text:span text:style-name="T22">use a </text:span>RAM, <text:span text:style-name="T22">but one might be used in place of the ROM for program memory, if so preferred.</text:span></text:p>
      <text:p text:style-name="P45">NOTES:</text:p>
      <text:list xml:id="list1679762736" text:style-name="L1">
        <text:list-item>
          <text:p text:style-name="P48">Mention the state flags/indicators.</text:p>
        </text:list-item>
      </text:list>
      <text:p text:style-name="P44">NOTES:</text:p>
      <text:list xml:id="list215130576906590" text:continue-numbering="true" text:style-name="L1">
        <text:list-item>
          <text:p text:style-name="P49"><text:span text:style-name="T11">The</text:span><text:span text:style-name="T12"> </text:span><text:span text:style-name="T3">pwm</text:span><text:span text:style-name="T14"> </text:span><text:span text:style-name="T15">and </text:span><text:span text:style-name="T29">halt</text:span><text:span text:style-name="T15"> </text:span><text:span text:style-name="T13">opcode</text:span><text:span text:style-name="T16">s</text:span><text:span text:style-name="T13"> </text:span><text:span text:style-name="T15">are</text:span><text:span text:style-name="T13"> still untested.</text:span></text:p>
        </text:list-item>
        <text:list-item>
          <text:p text:style-name="P50">System interruption support <text:span text:style-name="T38">needs testing</text:span>.</text:p>
        </text:list-item>
        <text:list-item>
          <text:p text:style-name="P51"><text:span text:style-name="T13">The </text:span><text:span text:style-name="T30">p</text:span><text:span text:style-name="T28">oke</text:span><text:span text:style-name="T13"> and </text:span><text:span text:style-name="T28">tell</text:span><text:span text:style-name="T13"> opcodes have been added along with a special signalling wire for peripherals that take setup codes.</text:span></text:p>
        </text:list-item>
      </text:list>
      <text:h text:style-name="Heading_20_1" text:outline-level="1"><text:tab/>Terminology notes</text:h>
      <text:p text:style-name="P34">Some terms used in this document are used differently from what might be usually expected for other computer architectures.</text:p>
      <table:table table:name="Table1" table:style-name="Table1">
        <table:table-column table:style-name="Table1.A"/>
        <table:table-column table:style-name="Table1.B"/>
        <table:table-row>
          <table:table-cell table:style-name="Table1.A1" office:value-type="string">
            <text:p text:style-name="Standard">Ticks</text:p>
          </table:table-cell>
          <table:table-cell table:style-name="Table1.B1" office:value-type="string">
            <text:p text:style-name="Standard">1 Tick is one clock cycle period.</text:p>
          </table:table-cell>
        </table:table-row>
        <table:table-row>
          <table:table-cell table:style-name="Table1.A2" office:value-type="string">
            <text:p text:style-name="Standard">Cycles<text:tab/></text:p>
          </table:table-cell>
          <table:table-cell table:style-name="Table1.B2" office:value-type="string">
            <text:p text:style-name="Standard">1 Cycle is the number of clock cycles to execute an instruction.</text:p>
          </table:table-cell>
        </table:table-row>
        <table:table-row>
          <table:table-cell table:style-name="Table1.A2" office:value-type="string">
            <text:p text:style-name="Standard">Program Memory</text:p>
          </table:table-cell>
          <table:table-cell table:style-name="Table1.B2" office:value-type="string">
            <text:p text:style-name="Standard">The device where instructions are loaded from.</text:p>
          </table:table-cell>
        </table:table-row>
        <table:table-row>
          <table:table-cell table:style-name="Table1.A2" office:value-type="string">
            <text:p text:style-name="Standard">Store</text:p>
          </table:table-cell>
          <table:table-cell table:style-name="Table1.B2" office:value-type="string">
            <text:p text:style-name="Standard">How it's referred to the pair composed of the Main Bus and Auxiliary Bus. Together they can transport a 16 bit number or 2 8bit numbers being used independently.</text:p>
          </table:table-cell>
        </table:table-row>
        <table:table-row>
          <table:table-cell table:style-name="Table1.A2" office:value-type="string">
            <text:p text:style-name="Standard">Cache</text:p>
          </table:table-cell>
          <table:table-cell table:style-name="Table1.B2" office:value-type="string">
            <text:p text:style-name="Standard">Two internal 8bit registers, each overwatching each Store bus. They can be used as intermediaries when transposing numbers to multiple registers.</text:p>
          </table:table-cell>
        </table:table-row>
        <table:table-row>
          <table:table-cell table:style-name="Table1.A2" office:value-type="string">
            <text:p text:style-name="Standard">Pointer</text:p>
          </table:table-cell>
          <table:table-cell table:style-name="Table1.B2" office:value-type="string">
            <text:p text:style-name="Standard">Address given to the program memory. It is usually referring to the address of the first byte starting an instruction.</text:p>
          </table:table-cell>
        </table:table-row>
      </table:table>
      <text:p text:style-name="Standard"/>
      <text:h text:style-name="P54" text:outline-level="1"><text:soft-page-break/>Conditions to test against</text:h>
      <text:p text:style-name="P16">Every instruction is started with a conditional flag, which is used by the computer to check against some flag of the internal state register. If the flag is matched, the instruction is accepted and executed.</text:p>
      <table:table table:name="Table2" table:style-name="Table2">
        <table:table-column table:style-name="Table2.A"/>
        <table:table-column table:style-name="Table2.B"/>
        <table:table-column table:style-name="Table2.C"/>
        <table:table-row>
          <table:table-cell table:style-name="Table2.A1" office:value-type="string">
            <text:p text:style-name="P28">Mnemonic</text:p>
          </table:table-cell>
          <table:table-cell table:style-name="Table2.A1" office:value-type="string">
            <text:p text:style-name="P28">Hex</text:p>
          </table:table-cell>
          <table:table-cell table:style-name="Table2.C1" office:value-type="string">
            <text:p text:style-name="P28">Description</text:p>
          </table:table-cell>
        </table:table-row>
        <table:table-row>
          <table:table-cell table:style-name="Table2.A2" office:value-type="string">
            <text:p text:style-name="P31">_</text:p>
          </table:table-cell>
          <table:table-cell table:style-name="Table2.A2" office:value-type="string">
            <text:p text:style-name="P4">0x0<text:span text:style-name="T1">0</text:span></text:p>
          </table:table-cell>
          <table:table-cell table:style-name="Table2.C2" office:value-type="string">
            <text:p text:style-name="Standard">This instruction will always be accepted in ANY case</text:p>
          </table:table-cell>
        </table:table-row>
        <table:table-row>
          <table:table-cell table:style-name="Table2.A2" office:value-type="string">
            <text:p text:style-name="P31">:</text:p>
          </table:table-cell>
          <table:table-cell table:style-name="Table2.A2" office:value-type="string">
            <text:p text:style-name="P4">0x0<text:span text:style-name="T1">1</text:span></text:p>
          </table:table-cell>
          <table:table-cell table:style-name="Table2.C2" office:value-type="string">
            <text:p text:style-name="Standard">CARRY flag is raised</text:p>
          </table:table-cell>
        </table:table-row>
        <table:table-row>
          <table:table-cell table:style-name="Table2.A2" office:value-type="string">
            <text:p text:style-name="P30">+</text:p>
          </table:table-cell>
          <table:table-cell table:style-name="Table2.A2" office:value-type="string">
            <text:p text:style-name="P4">0x0<text:span text:style-name="T1">2</text:span></text:p>
          </table:table-cell>
          <table:table-cell table:style-name="Table2.C2" office:value-type="string">
            <text:p text:style-name="Standard">Bool is TRUE (since last time the flag was set)</text:p>
          </table:table-cell>
        </table:table-row>
        <table:table-row>
          <table:table-cell table:style-name="Table2.A2" office:value-type="string">
            <text:p text:style-name="P31">-</text:p>
          </table:table-cell>
          <table:table-cell table:style-name="Table2.A2" office:value-type="string">
            <text:p text:style-name="P4">0x0<text:span text:style-name="T1">3</text:span></text:p>
          </table:table-cell>
          <table:table-cell table:style-name="Table2.C2" office:value-type="string">
            <text:p text:style-name="Standard">Bool is FALSE (since last time the flag was set)</text:p>
          </table:table-cell>
        </table:table-row>
        <table:table-row>
          <table:table-cell table:style-name="Table2.A2" office:value-type="string">
            <text:p text:style-name="P30">!</text:p>
          </table:table-cell>
          <table:table-cell table:style-name="Table2.A2" office:value-type="string">
            <text:p text:style-name="P4">0x0<text:span text:style-name="T1">4</text:span></text:p>
          </table:table-cell>
          <table:table-cell table:style-name="Table2.C2" office:value-type="string">
            <text:p text:style-name="Standard">Numbers are DIFFERENT (since last comparison)</text:p>
          </table:table-cell>
        </table:table-row>
        <table:table-row>
          <table:table-cell table:style-name="Table2.A2" office:value-type="string">
            <text:p text:style-name="P30">&gt;</text:p>
          </table:table-cell>
          <table:table-cell table:style-name="Table2.A2" office:value-type="string">
            <text:p text:style-name="P4">0x0<text:span text:style-name="T1">5</text:span></text:p>
          </table:table-cell>
          <table:table-cell table:style-name="Table2.C2" office:value-type="string">
            <text:p text:style-name="Standard">Number is GREATER than Accumulator value (since last comparison)</text:p>
          </table:table-cell>
        </table:table-row>
        <table:table-row>
          <table:table-cell table:style-name="Table2.A2" office:value-type="string">
            <text:p text:style-name="P30">&lt;</text:p>
          </table:table-cell>
          <table:table-cell table:style-name="Table2.A2" office:value-type="string">
            <text:p text:style-name="P3">0x06</text:p>
          </table:table-cell>
          <table:table-cell table:style-name="Table2.C2" office:value-type="string">
            <text:p text:style-name="Standard">Number is LESSER than Accumulator value (since last comparison)</text:p>
          </table:table-cell>
        </table:table-row>
        <table:table-row>
          <table:table-cell table:style-name="Table2.A2" office:value-type="string">
            <text:p text:style-name="P29">=</text:p>
          </table:table-cell>
          <table:table-cell table:style-name="Table2.A2" office:value-type="string">
            <text:p text:style-name="P3">0x07</text:p>
          </table:table-cell>
          <table:table-cell table:style-name="Table2.C2" office:value-type="string">
            <text:p text:style-name="P9">Numbers are EQUAL (since last comparison)</text:p>
          </table:table-cell>
        </table:table-row>
      </table:table>
      <text:p text:style-name="Standard"/>
      <text:h text:style-name="P55" text:outline-level="1">Assembler Specific Symbols</text:h>
      <text:p text:style-name="P18">When programming by writing for the assembler, other symbols may be in place of conditional flags, but don't make functional instructions. They convey meaning only <text:span text:style-name="T8">t</text:span>o the assembler.</text:p>
      <text:p text:style-name="P25">Check example programs to learn how to use them.</text:p>
      <table:table table:name="Table3" table:style-name="Table3">
        <table:table-column table:style-name="Table3.A"/>
        <table:table-column table:style-name="Table3.B"/>
        <table:table-row>
          <table:table-cell table:style-name="Table3.A1" office:value-type="string">
            <text:p text:style-name="P32">#</text:p>
          </table:table-cell>
          <table:table-cell table:style-name="Table3.B1" office:value-type="string">
            <text:p text:style-name="Standard">A comment. The line starting with this symbol will be completely ignored.</text:p>
          </table:table-cell>
        </table:table-row>
        <table:table-row>
          <table:table-cell table:style-name="Table3.A2" office:value-type="string">
            <text:p text:style-name="P32">|</text:p>
          </table:table-cell>
          <table:table-cell table:style-name="Table3.B2" office:value-type="string">
            <text:p text:style-name="Standard">An import. The assembler will read a program from another file and place it in the line this symbol appears. The text after this symbol is the file path.</text:p>
          </table:table-cell>
        </table:table-row>
        <table:table-row>
          <table:table-cell table:style-name="Table3.A2" office:value-type="string">
            <text:p text:style-name="P32">*</text:p>
          </table:table-cell>
          <table:table-cell table:style-name="Table3.B2" office:value-type="string">
            <text:p text:style-name="Standard">A variable <text:span text:style-name="T45">declaration</text:span>. If an instruction argument isn't a number, the assembler will look for lines with this symbol for a match and use the associated number in place.</text:p>
          </table:table-cell>
        </table:table-row>
      </table:table>
      <text:p text:style-name="P1"/>
      <text:h text:style-name="P65" text:outline-level="2"><text:span text:style-name="T9">The </text:span>Case of «<text:span text:style-name="T2">[label]</text:span>»</text:h>
      <text:p text:style-name="P19">Strings enclosed in square brackets mark a position which pointer can be referenced as a variable. This is similar to "labels" for jumping in other programming languages, and enables a mechanism for subroutines. </text:p>
      <text:p text:style-name="P23">System interrupts will trigger special labels and even if not used, they should be written in the program to avoid unexpected behaviour. It's <text:span text:style-name="T8">a</text:span>dvised that all programs end with a halting instruction. So that runaway code, including unused interrupts don't cause pointer overflow or other oddities. <text:span text:style-name="T23">The make it easier to the programmer, such recommendations are already accounted for in the «defaults.xasm» file, if available.</text:span></text:p>
      <text:p text:style-name="P26"/>
      <text:p text:style-name="P26"/>
      <text:h text:style-name="P56" text:outline-level="1"><text:soft-page-break/>Operation Codes</text:h>
      <text:p text:style-name="P18">The conditional flag leads the opcode, which tell<text:span text:style-name="T9">s</text:span> the action to perform with the arguments. One of the letters of a mnemonic might suggest how the computer will be interpreting the arguments.</text:p>
      <table:table table:name="Table4" table:style-name="Table4">
        <table:table-column table:style-name="Table4.A"/>
        <table:table-column table:style-name="Table4.B"/>
        <table:table-row>
          <table:table-cell table:style-name="Table4.A1" office:value-type="string">
            <text:p text:style-name="P33">n</text:p>
          </table:table-cell>
          <table:table-cell table:style-name="Table4.A1" office:value-type="string">
            <text:p text:style-name="P10">number is a LITERAL INTEGER (8b or 16b depe<text:span text:style-name="T44">n</text:span>ding on particular opcode)</text:p>
          </table:table-cell>
        </table:table-row>
        <table:table-row>
          <table:table-cell table:style-name="Table4.A1" office:value-type="string">
            <text:p text:style-name="P33">r</text:p>
          </table:table-cell>
          <table:table-cell table:style-name="Table4.A1" office:value-type="string">
            <text:p text:style-name="P10">number is a REGISTER ADDRESS</text:p>
          </table:table-cell>
        </table:table-row>
        <table:table-row>
          <table:table-cell table:style-name="Table4.A1" office:value-type="string">
            <text:p text:style-name="P33">c</text:p>
          </table:table-cell>
          <table:table-cell table:style-name="Table4.A1" office:value-type="string">
            <text:p text:style-name="P10">number is taken from the internal CACHE (always 16b)</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office:value-type="string">
            <text:p text:style-name="Table_20_Contents">Mnemonic</text:p>
          </table:table-cell>
          <table:table-cell table:style-name="Table5.A1" office:value-type="string">
            <text:p text:style-name="Table_20_Contents">Hex</text:p>
          </table:table-cell>
          <table:table-cell table:style-name="Table5.A1" office:value-type="string">
            <text:p text:style-name="Table_20_Contents">Argument 1</text:p>
          </table:table-cell>
          <table:table-cell table:style-name="Table5.A1" office:value-type="string">
            <text:p text:style-name="Table_20_Contents">Argument 2</text:p>
          </table:table-cell>
          <table:table-cell table:style-name="Table5.E1" office:value-type="string">
            <text:p text:style-name="Table_20_Contents">Description</text:p>
          </table:table-cell>
        </table:table-row>
        <table:table-row>
          <table:table-cell table:style-name="Table5.A2" office:value-type="string">
            <text:p text:style-name="P7">nhalt</text:p>
          </table:table-cell>
          <table:table-cell table:style-name="Table5.A2" office:value-type="string">
            <text:p text:style-name="P7">0x00</text:p>
          </table:table-cell>
          <table:table-cell table:style-name="Table5.A2" table:number-columns-spanned="2" office:value-type="string">
            <text:p text:style-name="P11">16 bit int</text:p>
          </table:table-cell>
          <table:covered-table-cell/>
          <table:table-cell table:style-name="Table5.E2" office:value-type="string">
            <text:p text:style-name="P10">Stop executing. If argument &gt; 0x0, then just sleep for n-16b ticks.</text:p>
          </table:table-cell>
        </table:table-row>
        <table:table-row>
          <table:table-cell table:style-name="Table5.A3" office:value-type="string">
            <text:p text:style-name="P7">rhalt</text:p>
          </table:table-cell>
          <table:table-cell table:style-name="Table5.A3" office:value-type="string">
            <text:p text:style-name="P7">0x01</text:p>
          </table:table-cell>
          <table:table-cell table:style-name="Table5.A3" table:number-columns-spanned="2" office:value-type="string">
            <text:p text:style-name="P11">address</text:p>
          </table:table-cell>
          <table:covered-table-cell/>
          <table:table-cell table:style-name="Table5.E3" office:value-type="string">
            <text:p text:style-name="P10">Stop executing. Take sleep duration from a register</text:p>
          </table:table-cell>
        </table:table-row>
        <table:table-row>
          <table:table-cell table:style-name="Table5.A2" office:value-type="string">
            <text:p text:style-name="P7"><text:span text:style-name="T5">c</text:span>halt</text:p>
          </table:table-cell>
          <table:table-cell table:style-name="Table5.A2" office:value-type="string">
            <text:p text:style-name="P7">0x02</text:p>
          </table:table-cell>
          <table:table-cell table:style-name="Table5.A2" table:number-columns-spanned="2" office:value-type="string">
            <text:p text:style-name="P11">None</text:p>
          </table:table-cell>
          <table:covered-table-cell/>
          <table:table-cell table:style-name="Table5.E2" office:value-type="string">
            <text:p text:style-name="P10">Stop executing. Take sleep duration from cache</text:p>
          </table:table-cell>
        </table:table-row>
        <table:table-row>
          <table:table-cell table:style-name="Table5.A3" office:value-type="string">
            <text:p text:style-name="P7">ravn</text:p>
          </table:table-cell>
          <table:table-cell table:style-name="Table5.A3" office:value-type="string">
            <text:p text:style-name="P7">0x03</text:p>
          </table:table-cell>
          <table:table-cell table:style-name="Table5.A3" table:number-columns-spanned="2" office:value-type="string">
            <text:p text:style-name="P11">None</text:p>
          </table:table-cell>
          <table:covered-table-cell/>
          <table:table-cell table:style-name="Table5.E3" office:value-type="string">
            <text:p text:style-name="P10">Halt and Catch Fire. Promp<text:span text:style-name="T43">t</text:span>s all addresses and writes their number into them, sequentially</text:p>
          </table:table-cell>
        </table:table-row>
        <table:table-row>
          <table:table-cell table:style-name="Table5.A2" office:value-type="string">
            <text:p text:style-name="P7">poke</text:p>
          </table:table-cell>
          <table:table-cell table:style-name="Table5.A2" office:value-type="string">
            <text:p text:style-name="P7">0x4</text:p>
          </table:table-cell>
          <table:table-cell table:style-name="Table5.A2" table:number-columns-spanned="2" office:value-type="string">
            <text:p text:style-name="P11">address</text:p>
          </table:table-cell>
          <table:covered-table-cell/>
          <table:table-cell table:style-name="Table5.E2" office:value-type="string">
            <text:p text:style-name="P10">Send auxiliary signal for address to receive.</text:p>
          </table:table-cell>
        </table:table-row>
        <table:table-row>
          <table:table-cell table:style-name="Table5.A3" office:value-type="string">
            <text:p text:style-name="P5">tell</text:p>
          </table:table-cell>
          <table:table-cell table:style-name="Table5.A3" office:value-type="string">
            <text:p text:style-name="P7">0x5</text:p>
          </table:table-cell>
          <table:table-cell table:style-name="Table5.A3" office:value-type="string">
            <text:p text:style-name="P11">address</text:p>
          </table:table-cell>
          <table:table-cell table:style-name="Table5.A3" office:value-type="string">
            <text:p text:style-name="P11">8 bit int</text:p>
          </table:table-cell>
          <table:table-cell table:style-name="Table5.E3" office:value-type="string">
            <text:p text:style-name="P14">Setup device at address with the given setup pattern.</text:p>
          </table:table-cell>
        </table:table-row>
        <table:table-row>
          <table:table-cell table:style-name="Table5.A8" office:value-type="string">
            <text:p text:style-name="P7">ngoto</text:p>
          </table:table-cell>
          <table:table-cell table:style-name="Table5.A8" office:value-type="string">
            <text:p text:style-name="P7">0x08</text:p>
          </table:table-cell>
          <table:table-cell table:style-name="Table5.A8" table:number-columns-spanned="2" office:value-type="string">
            <text:p text:style-name="P11">16 bit int</text:p>
          </table:table-cell>
          <table:covered-table-cell/>
          <table:table-cell table:style-name="Table5.E8" office:value-type="string">
            <text:p text:style-name="P10">Jump to pointer given</text:p>
          </table:table-cell>
        </table:table-row>
        <table:table-row>
          <table:table-cell table:style-name="Table5.A9" office:value-type="string">
            <text:p text:style-name="P7">rgoto</text:p>
          </table:table-cell>
          <table:table-cell table:style-name="Table5.A9" office:value-type="string">
            <text:p text:style-name="P7">0x09</text:p>
          </table:table-cell>
          <table:table-cell table:style-name="Table5.A9" table:number-columns-spanned="2" office:value-type="string">
            <text:p text:style-name="P11">address</text:p>
          </table:table-cell>
          <table:covered-table-cell/>
          <table:table-cell table:style-name="Table5.E9" office:value-type="string">
            <text:p text:style-name="P10">Jump to pointer taken from register</text:p>
          </table:table-cell>
        </table:table-row>
        <table:table-row>
          <table:table-cell table:style-name="Table5.A8" office:value-type="string">
            <text:p text:style-name="P7">cgoto</text:p>
          </table:table-cell>
          <table:table-cell table:style-name="Table5.A8" office:value-type="string">
            <text:p text:style-name="P7">0x0a</text:p>
          </table:table-cell>
          <table:table-cell table:style-name="Table5.A8" table:number-columns-spanned="2" office:value-type="string">
            <text:p text:style-name="P11">None</text:p>
          </table:table-cell>
          <table:covered-table-cell/>
          <table:table-cell table:style-name="Table5.E8" office:value-type="string">
            <text:p text:style-name="P10"><text:span text:style-name="T5">J</text:span>ump to pointer stored in cache</text:p>
          </table:table-cell>
        </table:table-row>
        <table:table-row>
          <table:table-cell table:style-name="Table5.A9" office:value-type="string">
            <text:p text:style-name="P7">con<text:span text:style-name="T5">t</text:span><text:tab/><text:tab/><text:tab/></text:p>
          </table:table-cell>
          <table:table-cell table:style-name="Table5.A9" office:value-type="string">
            <text:p text:style-name="P7">0x0b</text:p>
          </table:table-cell>
          <table:table-cell table:style-name="Table5.A9" table:number-columns-spanned="2" office:value-type="string">
            <text:p text:style-name="P11">16 bit int</text:p>
          </table:table-cell>
          <table:covered-table-cell/>
          <table:table-cell table:style-name="Table5.E9" office:value-type="string">
            <text:p text:style-name="P10">Return to the pointer that was left off since last interruption, plus some offset from the arguments</text:p>
          </table:table-cell>
        </table:table-row>
        <table:table-row>
          <table:table-cell table:style-name="Table5.A8" office:value-type="string">
            <text:p text:style-name="P7">gobak</text:p>
          </table:table-cell>
          <table:table-cell table:style-name="Table5.A8" office:value-type="string">
            <text:p text:style-name="P7">0x0c</text:p>
          </table:table-cell>
          <table:table-cell table:style-name="Table5.A8" table:number-columns-spanned="2" office:value-type="string">
            <text:p text:style-name="P11">16 bit int</text:p>
          </table:table-cell>
          <table:covered-table-cell/>
          <table:table-cell table:style-name="Table5.E8" office:value-type="string">
            <text:p text:style-name="P10">Return to the pointer where the last jump was performed, plus some offset from the arguments</text:p>
          </table:table-cell>
        </table:table-row>
        <table:table-row>
          <table:table-cell table:style-name="Table5.A9" office:value-type="string">
            <text:p text:style-name="P7">rept</text:p>
          </table:table-cell>
          <table:table-cell table:style-name="Table5.A9" office:value-type="string">
            <text:p text:style-name="P7">0x0d</text:p>
          </table:table-cell>
          <table:table-cell table:style-name="Table5.A9" table:number-columns-spanned="2" office:value-type="string">
            <text:p text:style-name="P11">16 bit int</text:p>
          </table:table-cell>
          <table:covered-table-cell/>
          <table:table-cell table:style-name="Table5.E9" office:value-type="string">
            <text:p text:style-name="P10">Repeat pointer of current instruction, plus some offset</text:p>
          </table:table-cell>
        </table:table-row>
        <table:table-row>
          <table:table-cell table:style-name="Table5.A14" office:value-type="string">
            <text:p text:style-name="P7">nmove</text:p>
          </table:table-cell>
          <table:table-cell table:style-name="Table5.A14" office:value-type="string">
            <text:p text:style-name="P7">0x10</text:p>
          </table:table-cell>
          <table:table-cell table:style-name="Table5.A14" office:value-type="string">
            <text:p text:style-name="P11">8 bit int</text:p>
          </table:table-cell>
          <table:table-cell table:style-name="Table5.A14" office:value-type="string">
            <text:p text:style-name="P11">address</text:p>
          </table:table-cell>
          <table:table-cell table:style-name="Table5.E14" office:value-type="string">
            <text:p text:style-name="P10">Write given integer to the register with given address</text:p>
          </table:table-cell>
        </table:table-row>
        <table:table-row>
          <table:table-cell table:style-name="Table5.A15" office:value-type="string">
            <text:p text:style-name="P7">rmove</text:p>
          </table:table-cell>
          <table:table-cell table:style-name="Table5.A15" office:value-type="string">
            <text:p text:style-name="P7">0x1<text:span text:style-name="T5">1</text:span></text:p>
          </table:table-cell>
          <table:table-cell table:style-name="Table5.A15" office:value-type="string">
            <text:p text:style-name="P11">address</text:p>
          </table:table-cell>
          <table:table-cell table:style-name="Table5.A15" office:value-type="string">
            <text:p text:style-name="P11">address</text:p>
          </table:table-cell>
          <table:table-cell table:style-name="Table5.E15" office:value-type="string">
            <text:p text:style-name="P10">Copy value of one register to another</text:p>
          </table:table-cell>
        </table:table-row>
        <table:table-row>
          <table:table-cell table:style-name="Table5.A14" office:value-type="string">
            <text:p text:style-name="P7">accfet</text:p>
          </table:table-cell>
          <table:table-cell table:style-name="Table5.A14" office:value-type="string">
            <text:p text:style-name="P7">0x12</text:p>
          </table:table-cell>
          <table:table-cell table:style-name="Table5.A14" table:number-columns-spanned="2" office:value-type="string">
            <text:p text:style-name="P11">None</text:p>
          </table:table-cell>
          <table:covered-table-cell/>
          <table:table-cell table:style-name="Table5.E14" office:value-type="string">
            <text:p text:style-name="P10">Copy value in the Accumulator to the cache</text:p>
          </table:table-cell>
        </table:table-row>
        <table:table-row>
          <table:table-cell table:style-name="Table5.A15" office:value-type="string">
            <text:p text:style-name="P7">hexfet</text:p>
          </table:table-cell>
          <table:table-cell table:style-name="Table5.A15" office:value-type="string">
            <text:p text:style-name="P7">0x13</text:p>
          </table:table-cell>
          <table:table-cell table:style-name="Table5.A15" table:number-columns-spanned="2" office:value-type="string">
            <text:p text:style-name="P11">16 bit int</text:p>
          </table:table-cell>
          <table:covered-table-cell/>
          <table:table-cell table:style-name="Table5.E15" office:value-type="string">
            <text:p text:style-name="P10">Write given integer into the cache</text:p>
          </table:table-cell>
        </table:table-row>
        <table:table-row>
          <table:table-cell table:style-name="Table5.A14" office:value-type="string">
            <text:p text:style-name="P7"><text:span text:style-name="T9">u</text:span>tfet</text:p>
          </table:table-cell>
          <table:table-cell table:style-name="Table5.A14" office:value-type="string">
            <text:p text:style-name="P7">0x14</text:p>
          </table:table-cell>
          <table:table-cell table:style-name="Table5.A14" table:number-columns-spanned="2" office:value-type="string">
            <text:p text:style-name="P11">None</text:p>
          </table:table-cell>
          <table:covered-table-cell/>
          <table:table-cell table:style-name="Table5.E14" office:value-type="string">
            <text:p text:style-name="P10">Copy value in the User Timer into the cache</text:p>
          </table:table-cell>
        </table:table-row>
        <table:table-row>
          <table:table-cell table:style-name="Table5.A15" office:value-type="string">
            <text:p text:style-name="P7">xfeed</text:p>
          </table:table-cell>
          <table:table-cell table:style-name="Table5.A15" office:value-type="string">
            <text:p text:style-name="P7">0x15</text:p>
          </table:table-cell>
          <table:table-cell table:style-name="Table5.A15" table:number-columns-spanned="2" office:value-type="string">
            <text:p text:style-name="P11">address</text:p>
          </table:table-cell>
          <table:covered-table-cell/>
          <table:table-cell table:style-name="Table5.E15" office:value-type="string">
            <text:p text:style-name="P10">Swap the value of register and the accumulator</text:p>
          </table:table-cell>
        </table:table-row>
        <table:table-row>
          <table:table-cell table:style-name="Table5.A20" office:value-type="string">
            <text:p text:style-name="P7">!<text:span text:style-name="T5">t</text:span></text:p>
          </table:table-cell>
          <table:table-cell table:style-name="Table5.A20" office:value-type="string">
            <text:p text:style-name="P7">0x24</text:p>
          </table:table-cell>
          <table:table-cell table:style-name="Table5.A20" table:number-columns-spanned="2" office:value-type="string">
            <text:p text:style-name="P11">None</text:p>
          </table:table-cell>
          <table:covered-table-cell/>
          <table:table-cell table:style-name="Table5.E20" office:value-type="string">
            <text:p text:style-name="P10">Toggle the state of the User Timer</text:p>
          </table:table-cell>
        </table:table-row>
        <table:table-row>
          <table:table-cell table:style-name="Table5.A21" office:value-type="string">
            <text:p text:style-name="P7">t&gt;n</text:p>
          </table:table-cell>
          <table:table-cell table:style-name="Table5.A21" office:value-type="string">
            <text:p text:style-name="P7">0x25</text:p>
          </table:table-cell>
          <table:table-cell table:style-name="Table5.A21" table:number-columns-spanned="2" office:value-type="string">
            <text:p text:style-name="P11">16 bit int</text:p>
          </table:table-cell>
          <table:covered-table-cell/>
          <table:table-cell table:style-name="Table5.E21" office:value-type="string">
            <text:p text:style-name="P10">Start counting from the given integer</text:p>
          </table:table-cell>
        </table:table-row>
        <table:table-row>
          <table:table-cell table:style-name="Table5.A20" office:value-type="string">
            <text:p text:style-name="P7">t&gt;r</text:p>
          </table:table-cell>
          <table:table-cell table:style-name="Table5.A20" office:value-type="string">
            <text:p text:style-name="P7">0x26</text:p>
          </table:table-cell>
          <table:table-cell table:style-name="Table5.A20" table:number-columns-spanned="2" office:value-type="string">
            <text:p text:style-name="P11">address</text:p>
          </table:table-cell>
          <table:covered-table-cell/>
          <table:table-cell table:style-name="Table5.E20" office:value-type="string">
            <text:p text:style-name="P10">Start counting from the value from a given register</text:p>
          </table:table-cell>
        </table:table-row>
        <table:table-row>
          <table:table-cell table:style-name="Table5.A21" office:value-type="string">
            <text:p text:style-name="P7">t&gt;c</text:p>
          </table:table-cell>
          <table:table-cell table:style-name="Table5.A21" office:value-type="string">
            <text:p text:style-name="P7">0x27</text:p>
          </table:table-cell>
          <table:table-cell table:style-name="Table5.A21" table:number-columns-spanned="2" office:value-type="string">
            <text:p text:style-name="P11">None</text:p>
          </table:table-cell>
          <table:covered-table-cell/>
          <table:table-cell table:style-name="Table5.E21" office:value-type="string">
            <text:p text:style-name="P10">Start counting from the value stored in the cache</text:p>
          </table:table-cell>
        </table:table-row>
        <table:table-row>
          <table:table-cell table:style-name="Table5.A20" office:value-type="string">
            <text:p text:style-name="P7">t+n</text:p>
          </table:table-cell>
          <table:table-cell table:style-name="Table5.A20" office:value-type="string">
            <text:p text:style-name="P7">0x28</text:p>
          </table:table-cell>
          <table:table-cell table:style-name="Table5.A20" table:number-columns-spanned="2" office:value-type="string">
            <text:p text:style-name="P11">16 bit int</text:p>
          </table:table-cell>
          <table:covered-table-cell/>
          <table:table-cell table:style-name="Table5.E20" office:value-type="string">
            <text:p text:style-name="P10">Load User Timer with given integer, but keep state</text:p>
          </table:table-cell>
        </table:table-row>
        <table:table-row>
          <table:table-cell table:style-name="Table5.A21" office:value-type="string">
            <text:p text:style-name="P7">t+r</text:p>
          </table:table-cell>
          <table:table-cell table:style-name="Table5.A21" office:value-type="string">
            <text:p text:style-name="P7">0x29</text:p>
          </table:table-cell>
          <table:table-cell table:style-name="Table5.A21" table:number-columns-spanned="2" office:value-type="string">
            <text:p text:style-name="P11">address</text:p>
          </table:table-cell>
          <table:covered-table-cell/>
          <table:table-cell table:style-name="Table5.E21" office:value-type="string">
            <text:p text:style-name="P10">Load User timer with value from given register, but keep state</text:p>
          </table:table-cell>
        </table:table-row>
        <table:table-row>
          <table:table-cell table:style-name="Table5.A20" office:value-type="string">
            <text:p text:style-name="P7">t+<text:span text:style-name="T5">c</text:span></text:p>
          </table:table-cell>
          <table:table-cell table:style-name="Table5.A20" office:value-type="string">
            <text:p text:style-name="P7">0x2a</text:p>
          </table:table-cell>
          <table:table-cell table:style-name="Table5.A20" table:number-columns-spanned="2" office:value-type="string">
            <text:p text:style-name="P11">None</text:p>
          </table:table-cell>
          <table:covered-table-cell/>
          <table:table-cell table:style-name="Table5.E20" office:value-type="string">
            <text:p text:style-name="P10">Load User Timer with value from cache, but keep state</text:p>
          </table:table-cell>
        </table:table-row>
        <table:table-row>
          <table:table-cell table:style-name="Table5.A21" office:value-type="string">
            <text:p text:style-name="P6">pwm</text:p>
          </table:table-cell>
          <table:table-cell table:style-name="Table5.A21" office:value-type="string">
            <text:p text:style-name="P6">0x2b</text:p>
          </table:table-cell>
          <table:table-cell table:style-name="Table5.A21" office:value-type="string">
            <text:p text:style-name="P12">8 bit int</text:p>
          </table:table-cell>
          <table:table-cell table:style-name="Table5.A21" office:value-type="string">
            <text:p text:style-name="P12">8 bit int</text:p>
          </table:table-cell>
          <table:table-cell table:style-name="Table5.E21" office:value-type="string">
            <text:p text:style-name="P13">Set the high and low state period then use User Timer to generate pulse width modulation.</text:p>
          </table:table-cell>
        </table:table-row>
      </table:table>
      <text:p text:style-name="P8"><text:tab/></text:p>
      <text:h text:style-name="P55" text:outline-level="1"><text:soft-page-break/>Assembling Instructions</text:h>
      <text:p text:style-name="P18">Each instruction is composed of 4 pointers in the program memory. The first pointer is a byte for control and it's composed of the conditional flag number (3 bits) concatenated to the opcode number (5 bits). </text:p>
      <text:p text:style-name="P22">Example:</text:p>
      <text:p text:style-name="Code_20_Quote"><text:span text:style-name="T2">+nmove </text:span><text:span text:style-name="T4">➙</text:span><text:span text:style-name="T2"> 0x02_0x10 </text:span><text:span text:style-name="T4">➙ </text:span><text:span text:style-name="T2">0b010_0b10000 </text:span><text:span text:style-name="T4">➙ </text:span><text:span text:style-name="T2">0b01010000</text:span></text:p>
      <text:p text:style-name="P2"/>
      <text:p text:style-name="P18">The second and third bytes are arguments to the opcode. Whatever they mean depends on a particular opcode. </text:p>
      <text:p text:style-name="P22">The instruction is executed when the 4<text:span text:style-name="T10">th</text:span> byte is pointed to, but the value of that byte isn't processed by the computer. </text:p>
      <text:p text:style-name="P22">The following example instruction will move the number 0x42 <text:span text:style-name="T17">(decimal 66) </text:span>to a register in the location 0xf1 if, and only if, the Boolean flag is positive:</text:p>
      <text:p text:style-name="P46">+nmove 0x42 0xf1 <text:span text:style-name="T6">➙ </text:span>01010000 01000010 11110001 00000000</text:p>
      <text:p text:style-name="Standard"/>
      <text:h text:style-name="P56" text:outline-level="1">Registers &amp; <text:span text:style-name="T23">Arithmetic</text:span> &amp; Logic Functions</text:h>
      <text:p text:style-name="P18">Hex Vex is designed to be modular, with any general purpose registers being <text:s/>connected to the exposed Store and Address buses. The address to which each responds to is completely set by the programmer by some physical mechanism in the module, like DIP switches. Internal registers are either addressed by direct wiring from the control unit or also DIP switches set up by the programmer. It's advised to import the addresses from <text:span text:style-name="T18">«</text:span>defaults.xasm<text:span text:style-name="T18">»</text:span> when in doubt.</text:p>
      <text:p text:style-name="P22">The ALU is composed of an internal Accumulator register which reads from its dedicated <text:span text:style-name="T18">Bus</text:span>. The ALU bus is exposed so that ALU modules can be connected.</text:p>
      <text:p text:style-name="P22">Each ALU function is treated like a general purpose register and thus written to by the same addressing sy<text:span text:style-name="T18">s</text:span>tem as other registers. Each time something is written into an ALU module, the operation is automatically performed and stored in the accumulator.</text:p>
      <text:p text:style-name="P22">All ALU operations are performed with the Accumulator value as one of the operands. </text:p>
      <text:p text:style-name="P22">It isn't possible to read from ALU modules for obvious reasons, so the Accumulator should be addressed for reading instead. Some opcodes take the whole 16bit number from the Accumulator, but you can also supply addresses for individual halves of the Accumulator number.</text:p>
      <text:p text:style-name="P22">The cache works in a similar way in that you can read from either of each half individually.</text:p>
      <text:p text:style-name="P22">The addresses for any of these components will be specified in the file "defaults.xasm" if supplied.</text:p>
      <text:h text:style-name="P58" text:outline-level="1">Peripheral Setup Function</text:h>
      <text:p text:style-name="P47">NOTES: <text:span text:style-name="T42">specify if “input/output device” means “into” or “from” bus.</text:span></text:p>
      <text:p text:style-name="P24"><text:span text:style-name="T39">Some devices may have the benefit of being setup to respond differently to data being written into them or behave in some special way when queried for reading. For example, a GPIO which has an interface to interact with the external world can be set to output a value to its pins or be set to </text:span><text:soft-page-break/><text:span text:style-name="T39">take input from some sensor. For this, the device is connected to the “periphlag” wire which signals the device to change its setup state, and also the Auxiliary Bus from which the setup pattern is taken. Whatever this setup pattern does will depend on the device receiving it. The standard GPIO device, for example, takes the first bit to know whether its mode state is to be toggled (thus become an input device if it’s an output and vice-versa) in case of «0», or if it’s mode is to be set specifically to what the second bit tells it to be, «1» making it an input device, «0» being an output device.</text:span></text:p>
      <text:h text:style-name="P56" text:outline-level="1">Design Details and Tips</text:h>
      <text:p text:style-name="Text_20_body">0 – From this page forward the document <text:span text:style-name="T19">really </text:span>needs more TLC. It’s still a work in progress.</text:p>
      <text:p text:style-name="Text_20_body">1<text:span text:style-name="T17"> – </text:span>As per revision of HexVex at the time of writing this note isn't true <text:span text:style-name="T17">b</text:span>ut it is planned for implementation: Any instruction that couldn't be decoded by the computer, will be gracefully skipped, taking only 1 tick from the system cycle instead of the usual 4.</text:p>
      <text:p text:style-name="Text_20_body">2 – Under current iteration of the architecture there isn’t an ALU module which changes the boolean internal flags. The number comparator will write to all the 4 “comparison” flags at once instead. So the purpose of the Boolean conditional flags is to allow provisions for possible future features or streamlining. If you make your own ALU module, like a custom number comparator which writes to Bool instead, you might appreciate this provision. <text:s text:c="8"/></text:p>
      <text:p text:style-name="P37"><text:span text:style-name="T19">3</text:span> - In a pursuit of reducing the number of <text:span text:style-name="T18">instructions</text:span> overall and keep the amount of instructions even, regardless of mathematical complexity, the ALU works like a mathematical integration function. For each ALU prompt, the Accumulator feeds its Least Significant Bits into the Auxiliary Bus and the where they are picked up by the AL<text:span text:style-name="T19">U </text:span>modules, along with whatever's present in the Main Bus. The result is <text:span text:style-name="T19">t</text:span>hen stored back into the Accumulator, thus effectively, the Accumulator is in a feedback loop and addresses for function modules pick the desired feedback network. At any moment, the accumulator value can be retrieved into the cache enabling multiple operation to be performed without interference. <text:span text:style-name="T19">You can think of HexVex as a digital equivalent to an Operational Amplifier, given the right ALU modules and choice of instructions.</text:span></text:p>
      <text:p text:style-name="P39"><text:span text:style-name="T19">4</text:span> - Clearing the Accumulator can be performed by multiplying by zero. Loading a specific number can then be done by addition.</text:p>
      <text:p text:style-name="P39"><text:span text:style-name="T19">5</text:span> - The "nhalt" instruction with the "any" flag are chosen to result in the 0b0 code as a safety for the possibility of the computer to run into empty program memory lines, thus avoiding pointer overflow. So, in such situation, the computer will gracefully stop executing.</text:p>
      <text:p text:style-name="P39"><text:span text:style-name="T19">6</text:span> - Timer codes control the "User Timer" which is dedicated to be used by the programmer for whatever. You can count how many ticks it takes to execute an algorithm, for example.</text:p>
      <text:p text:style-name="P39"><text:span text:style-name="T19">7</text:span> - HexVex was designed to be relatively easy to remember the machine language codes and thus enable programming without an assembler. The choice of the binary numbers associated with each action is such as to enable heuristical/intuitive thinking about the instruction set.</text:p>
      <text:p text:style-name="P39">You could pretend there are only 4 opcodes: Execution, Goto, Move and Timer. Thus, 2 of the 5 bits for opcode specify which of these: 0b00, 0b01, 0b10 and 0b11. The 3 bits left specify a modifier of the these four functions: 0b000, 0b001, 0b010, 0b011, 0b100, etc... if modifier is available. <text:span text:style-name="T41">Y</text:span>ou could think as the 2 first bits as specifying which action to perform and the last 3 bits as specifying how to interpret the arguments. The conditional flags are similar: 0b000 it doesn't care about flags, 0b001 it kinda cares; it's usually rejected. 0b01x means we are testing the state of the Bool flag. 0b1xx is comparing two numbers. The Least Significant being the accumulator value and the next bit being the tested number. You could imagine the mathematical comparision symbols between these bits. </text:p>
      <text:p text:style-name="P39"><text:soft-page-break/>0b1-10 --&gt; test number is greater, <text:s/>0b1-01 --&gt; accumulator is greate<text:span text:style-name="T41">r</text:span> </text:p>
      <text:p text:style-name="P39">0b1-11 --&gt; means they are equal, thus 0b1-00 must mean they are different.</text:p>
      <text:p text:style-name="P39">Under a similar train of thinking, each argument is a segregated byte and a simple number, thus not much to get wrong there.</text:p>
      <text:p text:style-name="P39"><text:span text:style-name="T19">8</text:span> - The microcode still needs to be written by machine. You are screwed if you have an HexVex computer with cleared ROMs. Any Microcode value not in use (usually due an illegal combination of instructions) will be loaded with the "Skip Instruction" pattern. It's conceivable that these values can be hacked for custom opcodes or features. The patterns are the following:</text:p>
      <text:p text:style-name="Text_20_body"><text:tab/><text:tab/><text:tab/><text:tab/>[Fill in another day]</text:p>
      <text:p text:style-name="P37"><text:span text:style-name="T37">9 – The system interruption mechanism works by dedicating the last addresses of the Program Memory to </text:span><text:span text:style-name="T25">ngoto</text:span><text:span text:style-name="T31"> opcodes </text:span><text:span text:style-name="T32">which lead the system to whatever program pointer the relevant code is found. When the Interrupt Handling hardware is triggered, it causes a jump to one of the last addresses. The attribution between specific interrupt and associated program address is hardwired. But the pointer where these interrupts lead to, after running their </text:span><text:span text:style-name="T26">ngoto</text:span><text:span text:style-name="T32"> instructions can be freely defined in software </text:span><text:span text:style-name="T33">and they are interpreted no different from user defined labels.</text:span></text:p>
      <text:p text:style-name="P38"><text:span text:style-name="T33">1</text:span><text:span text:style-name="T31">0 – The standard GPIO devices when in output mode will behave pretty much like any plain register. When writing into them, the register stores the value. When reading, the value is taken from the register. When </text:span><text:span text:style-name="T36">the GPIO is in Input mode, the writing will hopelessly be registered, while reading will be take whatever value comes from the external interface. At the same time, the internal register will be set to that external value too, so it’s possible to switch the device to output mode and <text:s/>the last externally read value will still be accessible. Otherwise register in input mode could be thought as a write-only device. It must also be noted the quirk that it’s possible to write to an input-mode device and if no read is done afterwards, the written number will still be present.</text:span></text:p>
      <text:p text:style-name="P37"><text:span text:style-name="T35">11 – The choice of setup pattern’s second bit to be «0» for output mode and «1» for input mode is deliberate, given that the symbol for these numbers looks similar to the letters “O” and “I”. </text:span><text:span text:style-name="T34">The choice of «0»</text:span><text:span text:style-name="T33"> </text:span><text:span text:style-name="T34">for the first bit to be the “toggle mode” action is so that you can either use </text:span><text:span text:style-name="T27">poke</text:span><text:span text:style-name="T34"> or </text:span><text:span text:style-name="T27">tell</text:span><text:span text:style-name="T34"> for the same effect. So the setup pattern doesn’t matter if you just want to toggle the mode.</text:span></text:p>
      <text:p text:style-name="P27"/>
      <text:p text:style-name="Standard"/>
      <text:h text:style-name="Heading_20_1" text:outline-level="1"><text:tab/><text:span text:style-name="T21">History and Plans for HexVexNxt</text:span></text:h>
      <text:p text:style-name="Standard">Logic gates</text:p>
      <text:p text:style-name="Standard">Shenzhen I/O</text:p>
      <text:p text:style-name="Standard">Watchdog. </text:p>
      <text:p text:style-name="Standard">Internal Analogue I/O register.</text:p>
      <text:p text:style-name="Standard">Mechanism to synchronize with real-time seconds.</text:p>
      <text:p text:style-name="Standard">Expandable program memory and pointer counter.</text:p>
      <text:p text:style-name="Standard">Self-programming facilities.</text:p>
      <text:p text:style-name="P15">Type 2 assembly.</text:p>
      <text:p text:style-name="P15">High level language.</text:p>
      <text:h text:style-name="P57" text:outline-level="1"><text:soft-page-break/>Interesting Programs to try out</text:h>
      <text:h text:style-name="P59" text:outline-level="2">Division:</text:h>
      <text:p text:style-name="P35">With the lack of floating point capability in HexVex, it isn’t possible to have a number division ALU module. But you can emulate it in software. A basic version would calculate the integer quotient approximation and modulus. A more advanced version could calculate floating points by successive approximations.</text:p>
      <text:h text:style-name="P59" text:outline-level="2">Integration:</text:h>
      <text:p text:style-name="P20">Try writing a program which requires mathematical integration. Like finding out the velocity of a pneumatic piston, <text:span text:style-name="T20">predict the time constant of a capacitor filter,</text:span> the ballistic trajectory of a missile or the velocity of an antipodal train travelling through the centre of the Earth.</text:p>
      <text:h text:style-name="P59" text:outline-level="2">Trigonometry:</text:h>
      <text:p text:style-name="P20">Trigonometry is tri-cky! Maybe you can do a program to compute the sides of a triangle. Or better, the sine and cosine, <text:span text:style-name="T24">which </text:span>then you can output <text:span text:style-name="T24">the </text:span>result through analogue output and synthesize audio!</text:p>
      <text:h text:style-name="P60" text:outline-level="2"><text:span text:style-name="T20">Fast Fourier Transform</text:span>:</text:h>
      <text:p text:style-name="P21">If audio synthesis isn’t hard enough for you, maybe you’ll want to take analogue input instead <text:span text:style-name="T24">and</text:span> make a program to find the frequency components of any signal.</text:p>
      <text:h text:style-name="Heading_20_2" text:outline-level="2">Computer <text:span text:style-name="T40">Virus:</text:span></text:h>
      <text:p text:style-name="P36">A computer virus is a program that, much like a biological virus, uses the host (the program memory) to replicate itself, potentially spreading its own code to to other computers. If you add an EEPROM or a RAM as a peripheral device, could you make a program which writes the same code as itself to that?</text:p>
      <text:h text:style-name="P61" text:outline-level="2">Graphical Display:</text:h>
      <text:p text:style-name="P40">It is possible to have a peripheral device which is a pixel matrix where each pixel can be selected by two registers representing the horizontal and vertical coordinates for that pixel. This kind of display could work much like a RAM where you can set the values of each row of data individually and they’d persist while other values are being modified. In such way a primitive display for visual output is possible. The fact that each register is 8 bits allows a maximum resolution of 256 by 256 pixels. But with extra trickery it’s possible to have larger resolutions at the cost of extra computing cycles. Updating the display with the help of the Auxiliary Bus, using the Cache as intermediary bus management and <text:span text:style-name="T25">poke</text:span><text:span text:style-name="T31"> for special writing, more complex displays or 16 bit (65536 pixels wide) resolutions!</text:span></text:p>
      <text:h text:style-name="P62" text:outline-level="2"><text:soft-page-break/>Videogames:</text:h>
      <text:p text:style-name="P41">If you achieved to plug in a display, you might then be able to design a game of Tetris, Snake, Asteroids, Missile Command, Solitaire or Space Invaders. Video games are both the most computationally demanding applications and the hardest to code. They employ trignometric operations, timer, graphics and audio, all in tandem. This is a real challenge of your skills!</text:p>
      <text:h text:style-name="P53" text:outline-level="1">Hardware for extra power</text:h>
      <text:h text:style-name="P62" text:outline-level="2">Better Multiplication:</text:h>
      <text:p text:style-name="P41">Algorithms to calculate multiplication of two numbers abound. Maybe you can make a better multiplication circuit from the default one. Better, faster, harder, stronger.</text:p>
      <text:h text:style-name="P62" text:outline-level="2"><text:line-break/>Differential Engine:</text:h>
      <text:p text:style-name="P41">One of the first and still most astounding computing devices was Charles Babbage’s Difference Engine. It was used to find the coefficients of polynomials by the method of differences and approximations he devised for use with only addition operations. Theoretically, this mathematical process can be used to approximate any arithmetical equation to an arbitrary degree. HexVex with a hardware implementation of the algorithm of this machine wouldn’t need any other ALU module!</text:p>
      <text:h text:style-name="P63" text:outline-level="2">Numerical Decoders:</text:h>
      <text:p text:style-name="P42">What if one of the devices connected to HexVex is a 7 segment display? To show the numbers properly you’d need a binary-to-7-segment conversion circuits for each digit... There must be a be a better way! An ALU module which takes a binary number and returns the display pattern is exactly the right thing.</text:p>
      <text:p text:style-name="P42">Other types of decoding or encoding devices can also be useful. Some sensors send Gray Code, which must be converted to normal binary representation before being used as input for maths, for example.</text:p>
      <text:p text:style-name="P42">You could also develop your own code system for cryptography purposes. Cryptography is much faster and safer in dedicated hardware implementations!</text:p>
      <text:h text:style-name="P64" text:outline-level="2">Random Number Generators:</text:h>
      <text:p text:style-name="P42">Talking about cryptography, a lot of it requires a random number to be unpredictable, thus truly safe. Videogames and simulation software also make a lot of use of random numbers. A computer by itself, using only basic arithmetic can’t generate true randomness in software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ack1" svg:font-family="Hack"/>
    <style:font-face style:name="Noto Sans Devanagari1" svg:font-family="'Noto Sans Devanagari'" style:font-family-generic="swiss"/>
    <style:font-face style:name="Hack" svg:font-family="Hack"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loext:contextual-spacing="false" fo:line-height="100%" fo:text-indent="0.7cm" style:auto-text-indent="false" fo:background-color="transparent"/>
      <style:text-properties style:font-name="Linux Biolinum G" fo:font-family="'Linux Biolinum G'"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Quote" style:display-name="Code Quote" style:family="paragraph" style:parent-style-name="Standard">
      <style:paragraph-properties fo:text-align="center" style:justify-single-word="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09:09:02.626649832</meta:creation-date>
    <dc:date>2019-06-17T21:51:28.648327276</dc:date>
    <meta:editing-duration>PT3H11M59S</meta:editing-duration>
    <meta:editing-cycles>45</meta:editing-cycles>
    <meta:generator>LibreOffice/6.2.4.2.0$Linux_X86_64 LibreOffice_project/20$Build-2</meta:generator>
    <meta:document-statistic meta:table-count="5" meta:image-count="0" meta:object-count="0" meta:page-count="8" meta:paragraph-count="263" meta:word-count="3242" meta:character-count="19038" meta:non-whitespace-character-count="16025"/>
  </office:meta>
</office:document-meta>
</file>